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style:writing-mode="lr-tb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01176b"/>
    </style:style>
    <style:style style:name="T2" style:family="text">
      <style:text-properties officeooo:rsid="0001f64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><text:s text:c="47"/><text:span text:style-name="T2">SSH in github</text:span></text:h>
      <text:h text:style-name="Heading_20_3" text:outline-level="3"/>
      <text:h text:style-name="Heading_20_3" text:outline-level="3"><text:span text:style-name="Strong_20_Emphasis">4. Alternative: Use SSH</text:span></text:h>
      <text:p text:style-name="Text_20_body">If you prefer using SSH, follow these steps:</text:p>
      <text:list xml:id="list3458438628" text:style-name="L2">
        <text:list-item>
          <text:p text:style-name="P6"><text:span text:style-name="Strong_20_Emphasis">Generate an SSH Key</text:span>:</text:p>
          <text:p text:style-name="P2">bash</text:p>
          <text:p text:style-name="P2">Copy code</text:p>
          <text:p text:style-name="P3"><text:span text:style-name="Source_20_Text">ssh-keygen -t ed25519 -C "your_email@example.com"</text:span></text:p>
          <text:p text:style-name="P6">Follow the prompts to save the key and optionally add a passphrase.</text:p>
        </text:list-item>
        <text:list-item>
          <text:p text:style-name="P6"><text:span text:style-name="Strong_20_Emphasis">Add the SSH Key to Your GitHub Account</text:span>:</text:p>
          <text:list>
            <text:list-item>
              <text:p text:style-name="P6">Copy the SSH key to your clipboard:</text:p>
              <text:p text:style-name="P2">bash</text:p>
              <text:p text:style-name="P2">Copy code</text:p>
              <text:p text:style-name="P3"><text:span text:style-name="Source_20_Text">cat ~/.ssh/id_ed25519.pub</text:span></text:p>
            </text:list-item>
            <text:list-item>
              <text:p text:style-name="P7">Go to <text:a xlink:type="simple" xlink:href="https://github.com/settings/keys" office:target-frame-name="_new" xlink:show="replace" text:style-name="Internet_20_link" text:visited-style-name="Visited_20_Internet_20_Link">GitHub SSH settings</text:a> and click <text:span text:style-name="Strong_20_Emphasis">"New SSH key"</text:span>.</text:p>
            </text:list-item>
            <text:list-item>
              <text:p text:style-name="P7">Paste your SSH key and give it a title.</text:p>
            </text:list-item>
          </text:list>
        </text:list-item>
        <text:list-item>
          <text:p text:style-name="P6"><text:span text:style-name="Strong_20_Emphasis">Change Remote URL to SSH</text:span>:</text:p>
          <text:p text:style-name="P2">bash</text:p>
          <text:p text:style-name="P2">Copy code</text:p>
          <text:p text:style-name="P3"><text:span text:style-name="Source_20_Text">git remote set-url origin git@github.com:AlishaSultan/Laravel.git</text:span></text:p>
        </text:list-item>
        <text:list-item>
          <text:p text:style-name="P6"><text:span text:style-name="Strong_20_Emphasis">Push Using SSH</text:span>:</text:p>
          <text:p text:style-name="P2">bash</text:p>
          <text:p text:style-name="P2">Copy code</text:p>
          <text:p text:style-name="P3"><text:span text:style-name="Source_20_Text">git push -u origin main</text:span>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5:06:50.379278536</meta:creation-date>
    <dc:date>2024-08-15T15:28:34.467289945</dc:date>
    <meta:editing-duration>PT4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12" meta:character-count="645" meta:non-whitespace-character-count="519"/>
  </office:meta>
</office:document-meta>
</file>